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ClientRecord" table:style-name="ta1">
        <table:shapes>
          <draw:frame draw:z-index="0" draw:style-name="gr1" draw:text-style-name="P1" svg:width="1563.99pt" svg:height="636.15pt" svg:x="-0.37pt" svg:y="0pt">
            <draw:object draw:notify-on-update-of-ranges="10ClientRecord.C1:10ClientRecord.C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 style:data-style-name="N2" text:time-value="18:27:10.547910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5T18:29:14.225507497</dc:date>
    <meta:editing-duration>PT3M40S</meta:editing-duration>
    <meta:editing-cycles>2</meta:editing-cycles>
    <meta:generator>LibreOffice/6.0.7.3$Linux_X86_64 LibreOffice_project/00m0$Build-3</meta:generator>
    <meta:document-statistic meta:table-count="1" meta:cell-count="3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5.175cm" svg:height="22.443cm" xlink:href=".." xlink:type="simple" chart:class="chart:line" chart:style-name="ch1">
        <chart:legend chart:legend-position="end" svg:x="52.323cm" svg:y="10.922cm" style:legend-expansion="high" chart:style-name="ch2"/>
        <chart:plot-area chart:style-name="ch3" table:cell-range-address="10ClientRecord.C1:10ClientRecord.C103" svg:x="1.103cm" svg:y="0.448cm" svg:width="50.117cm" svg:height="21.547cm">
          <chartooo:coordinate-region svg:x="1.724cm" svg:y="0.569cm" svg:width="49.355cm" svg:height="20.4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0ClientRecord.C1:10ClientRecord.C103" chart:class="chart:line"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0ClientRecord.C1:10ClientRecord.C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